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9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1.57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0" table:default-cell-style-name="ce14"/>
        <table:table-column table:style-name="co14" table:default-cell-style-name="ce14"/>
        <table:table-column table:style-name="co16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6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6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6" table:content-validation-name="val1"/>
          <table:table-cell table:style-name="ce26" table:content-validation-name="val4"/>
          <table:table-cell table:style-name="ce26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6" table:content-validation-name="val2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6" table:content-validation-name="val1"/>
          <table:table-cell table:style-name="ce26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6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6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2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0" calcext:value-type="float">
            <text:p>0</text:p>
          </table:table-cell>
          <table:table-cell table:style-name="ce14" table:formula="of:=QUOTIENT(PRODUCT(ORG.LIBREOFFICE.RAWSUBTRACT( [.B113];20);5);4)" office:value-type="float" office:value="-25" calcext:value-type="float">
            <text:p>-25</text:p>
          </table:table-cell>
          <table:table-cell table:style-name="ce16" table:formula="of:=IF([.C113]&lt;=20;&quot;Very Low&quot;;IF([.C113]&lt;=36;&quot;Low&quot;;IF([.C113]&lt;=46;&quot;A Little Low&quot;;IF([.C113]&lt;=53;&quot;Average&quot;;IF([.C113]&lt;=63;&quot;A Little High&quot;;IF([.C113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0" calcext:value-type="float">
            <text:p>0</text:p>
          </table:table-cell>
          <table:table-cell table:style-name="ce14" table:formula="of:=QUOTIENT(PRODUCT(ORG.LIBREOFFICE.RAWSUBTRACT( [.B114];20);5);4)" office:value-type="float" office:value="-25" calcext:value-type="float">
            <text:p>-25</text:p>
          </table:table-cell>
          <table:table-cell table:style-name="ce16" table:formula="of:=IF([.C114]&lt;=20;&quot;Very Low&quot;;IF([.C114]&lt;=36;&quot;Low&quot;;IF([.C114]&lt;=46;&quot;A Little Low&quot;;IF([.C114]&lt;=53;&quot;Average&quot;;IF([.C114]&lt;=63;&quot;A Little High&quot;;IF([.C114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0" calcext:value-type="float">
            <text:p>0</text:p>
          </table:table-cell>
          <table:table-cell table:style-name="ce14" table:formula="of:=QUOTIENT(PRODUCT(ORG.LIBREOFFICE.RAWSUBTRACT( [.B115];20);5);4)" office:value-type="float" office:value="-25" calcext:value-type="float">
            <text:p>-25</text:p>
          </table:table-cell>
          <table:table-cell table:style-name="ce16" table:formula="of:=IF([.C115]&lt;=20;&quot;Very Low&quot;;IF([.C115]&lt;=36;&quot;Low&quot;;IF([.C115]&lt;=46;&quot;A Little Low&quot;;IF([.C115]&lt;=53;&quot;Average&quot;;IF([.C115]&lt;=63;&quot;A Little High&quot;;IF([.C115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0" calcext:value-type="float">
            <text:p>0</text:p>
          </table:table-cell>
          <table:table-cell table:style-name="ce14" table:formula="of:=QUOTIENT(PRODUCT(ORG.LIBREOFFICE.RAWSUBTRACT( [.B116];20);5);4)" office:value-type="float" office:value="-25" calcext:value-type="float">
            <text:p>-25</text:p>
          </table:table-cell>
          <table:table-cell table:style-name="ce16" table:formula="of:=IF([.C116]&lt;=20;&quot;Very Low&quot;;IF([.C116]&lt;=36;&quot;Low&quot;;IF([.C116]&lt;=46;&quot;A Little Low&quot;;IF([.C116]&lt;=53;&quot;Average&quot;;IF([.C116]&lt;=63;&quot;A Little High&quot;;IF([.C116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0" calcext:value-type="float">
            <text:p>0</text:p>
          </table:table-cell>
          <table:table-cell table:style-name="ce14" table:formula="of:=QUOTIENT(PRODUCT(ORG.LIBREOFFICE.RAWSUBTRACT( [.B117];20);5);4)" office:value-type="float" office:value="-25" calcext:value-type="float">
            <text:p>-25</text:p>
          </table:table-cell>
          <table:table-cell table:style-name="ce16" table:formula="of:=IF([.C117]&lt;=20;&quot;Very Low&quot;;IF([.C117]&lt;=36;&quot;Low&quot;;IF([.C117]&lt;=46;&quot;A Little Low&quot;;IF([.C117]&lt;=53;&quot;Average&quot;;IF([.C117]&lt;=63;&quot;A Little High&quot;;IF([.C117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0:25:57.765226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0:38:17.566496723</dc:date>
    <meta:editing-duration>PT17H46M48S</meta:editing-duration>
    <meta:editing-cycles>48</meta:editing-cycles>
    <meta:document-statistic meta:table-count="2" meta:cell-count="1156" meta:object-count="0"/>
  </office:meta>
</office:document-meta>
</file>